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o" svg:font-family="Nato"/>
    <style:font-face style:name="Noto Sans" svg:font-family="'Noto Sans', 'Helvetica Neue', Helvetica, Arial, 'Liberation Sans', Roboto, Noto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5983b0" loext:opacity="100%" fo:font-size="20pt" officeooo:rsid="00117333" officeooo:paragraph-rsid="00117333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20pt" officeooo:rsid="00129696" officeooo:paragraph-rsid="00129696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color="#808080" loext:opacity="100%" fo:font-size="14pt" officeooo:rsid="00129696" officeooo:paragraph-rsid="00129696" style:font-size-asian="14pt" style:font-size-complex="14pt"/>
    </style:style>
    <style:style style:name="P4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1c1c1c" loext:opacity="100%" officeooo:paragraph-rsid="0012c3f5"/>
    </style:style>
    <style:style style:name="P5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color="#1c1c1c" loext:opacity="100%" officeooo:rsid="0013c07a" officeooo:paragraph-rsid="0013c07a"/>
    </style:style>
    <style:style style:name="P6" style:family="paragraph" style:parent-style-name="Standard">
      <style:paragraph-properties fo:line-height="115%" fo:text-align="justify" style:justify-single-word="false"/>
      <style:text-properties officeooo:rsid="0014d6d5" officeooo:paragraph-rsid="0014d6d5"/>
    </style:style>
    <style:style style:name="P7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normal" fo:text-transform="none" fo:color="#333333" loext:opacity="100%" style:font-name="arial" fo:font-size="12pt" fo:letter-spacing="normal" fo:font-style="normal" fo:font-weight="normal" officeooo:rsid="00129696" officeooo:paragraph-rsid="0012c3f5" style:font-size-asian="14pt" style:font-size-complex="14pt"/>
    </style:style>
    <style:style style:name="P8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fo:font-variant="normal" fo:text-transform="none" fo:color="#333333" loext:opacity="100%" style:font-name="arial" fo:font-size="12pt" fo:letter-spacing="normal" fo:font-style="normal" fo:font-weight="normal" officeooo:rsid="00129696" officeooo:paragraph-rsid="0013c07a" style:font-size-asian="14pt" style:font-size-complex="14pt"/>
    </style:style>
    <style:style style:name="P9" style:family="paragraph" style:parent-style-name="Standard">
      <style:paragraph-properties fo:line-height="115%" fo:text-align="start" style:justify-single-word="false"/>
      <style:text-properties fo:font-variant="normal" fo:text-transform="none" fo:color="#333333" loext:opacity="100%" style:font-name="arial" fo:font-size="12pt" fo:letter-spacing="normal" fo:font-style="normal" fo:font-weight="normal" officeooo:rsid="0013c07a" officeooo:paragraph-rsid="0013c07a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variant="normal" fo:text-transform="none" fo:color="#808080" loext:opacity="100%" style:font-name="arial" fo:font-size="20pt" fo:letter-spacing="normal" fo:font-style="normal" fo:font-weight="normal" officeooo:rsid="001767c7" officeooo:paragraph-rsid="001767c7" style:font-size-asian="20pt" style:font-size-complex="20pt"/>
    </style:style>
    <style:style style:name="P11" style:family="paragraph" style:parent-style-name="Standard">
      <style:paragraph-properties fo:line-height="115%" fo:text-align="center" style:justify-single-word="false"/>
      <style:text-properties fo:font-variant="normal" fo:text-transform="none" fo:color="#808080" loext:opacity="100%" style:font-name="Noto Sans" fo:font-size="18pt" fo:letter-spacing="normal" fo:font-style="normal" fo:font-weight="normal" officeooo:rsid="0019db46" officeooo:paragraph-rsid="0019db46" style:font-size-asian="18pt" style:font-size-complex="18pt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1c1c1c" loext:opacity="100%" style:font-name="Noto Sans" fo:font-size="15pt" fo:letter-spacing="normal" fo:font-style="normal" fo:font-weight="normal" officeooo:paragraph-rsid="001767c7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1c1c1c" loext:opacity="100%" style:font-name="Noto Sans" fo:font-size="15pt" fo:letter-spacing="normal" fo:font-style="normal" fo:font-weight="normal" officeooo:rsid="0018993f" officeooo:paragraph-rsid="0018993f"/>
    </style:style>
    <style:style style:name="P14" style:family="paragraph" style:parent-style-name="Standard">
      <style:paragraph-properties fo:line-height="115%" fo:text-align="start" style:justify-single-word="false"/>
      <style:text-properties fo:font-variant="normal" fo:text-transform="none" fo:color="#1c1c1c" loext:opacity="100%" style:font-name="Nato" fo:font-size="15pt" fo:letter-spacing="normal" fo:font-style="normal" fo:font-weight="normal" officeooo:paragraph-rsid="001aaaf5" style:font-size-asian="15pt" style:font-size-complex="15pt"/>
    </style:style>
    <style:style style:name="P15" style:family="paragraph" style:parent-style-name="Standard">
      <style:paragraph-properties fo:line-height="115%" fo:text-align="center" style:justify-single-word="false"/>
      <style:text-properties fo:font-variant="normal" fo:text-transform="none" fo:color="#1c1c1c" loext:opacity="100%" style:font-name="Nato" fo:font-size="15pt" fo:letter-spacing="normal" fo:font-style="normal" fo:font-weight="normal" officeooo:rsid="0019db46" officeooo:paragraph-rsid="001b7ca2" style:font-size-asian="15pt" style:font-size-complex="15pt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1c1c1c" loext:opacity="100%" style:font-name="Nato" fo:font-size="15pt" fo:letter-spacing="normal" fo:font-style="normal" fo:font-weight="normal" officeooo:rsid="0019db46" officeooo:paragraph-rsid="0019db46" style:font-size-asian="15pt" style:font-size-complex="15pt"/>
    </style:style>
    <style:style style:name="P17" style:family="paragraph" style:parent-style-name="Standard">
      <style:paragraph-properties fo:line-height="115%" fo:text-align="start" style:justify-single-word="false"/>
      <style:text-properties officeooo:paragraph-rsid="001aaaf5"/>
    </style:style>
    <style:style style:name="P18" style:family="paragraph" style:parent-style-name="Standard" style:list-style-name="L1">
      <style:paragraph-properties fo:text-align="start" style:justify-single-word="false"/>
      <style:text-properties fo:color="#333333" loext:opacity="100%" fo:font-size="14pt" officeooo:rsid="00129696" officeooo:paragraph-rsid="00129696" style:font-size-asian="14pt" style:font-size-complex="14pt"/>
    </style:style>
    <style:style style:name="P19" style:family="paragraph" style:parent-style-name="Standard" style:list-style-name="L2">
      <style:paragraph-properties fo:line-height="115%" fo:text-align="start" style:justify-single-word="false"/>
      <style:text-properties fo:color="#333333" loext:opacity="100%" fo:font-size="15pt" officeooo:rsid="0013c07a" officeooo:paragraph-rsid="0013c07a" style:font-size-asian="15pt" style:font-size-complex="15pt"/>
    </style:style>
    <style:style style:name="P20" style:family="paragraph" style:parent-style-name="Text_20_body" style:list-style-name="L3">
      <style:paragraph-properties fo:line-height="115%" fo:text-align="justify" style:justify-single-word="false"/>
      <style:text-properties fo:font-variant="normal" fo:text-transform="none" fo:color="#2d2d2d" loext:opacity="100%" style:font-name="Noto Sans" fo:font-size="13pt" fo:letter-spacing="normal" fo:font-style="normal" fo:font-weight="normal" officeooo:rsid="0014d6d5" officeooo:paragraph-rsid="0014d6d5" style:font-size-asian="13pt" style:font-size-complex="13pt"/>
    </style:style>
    <style:style style:name="P21" style:family="paragraph" style:parent-style-name="Text_20_body" style:list-style-name="L3">
      <style:paragraph-properties fo:line-height="115%" fo:text-align="justify" style:justify-single-word="false"/>
      <style:text-properties fo:font-variant="normal" fo:text-transform="none" fo:color="#2d2d2d" loext:opacity="100%" style:font-name="Noto Sans" fo:font-size="13pt" fo:letter-spacing="normal" fo:font-style="normal" fo:font-weight="normal" officeooo:paragraph-rsid="0014d6d5" style:font-size-asian="13pt" style:font-size-complex="13pt"/>
    </style:style>
    <style:style style:name="P22" style:family="paragraph" style:parent-style-name="Text_20_body" style:list-style-name="L3">
      <style:paragraph-properties fo:line-height="115%" fo:text-align="center" style:justify-single-word="false"/>
      <style:text-properties fo:font-variant="normal" fo:text-transform="none" fo:color="#333333" loext:opacity="100%" style:font-name="Noto Sans" fo:font-size="18pt" fo:letter-spacing="normal" fo:font-style="normal" fo:font-weight="normal" officeooo:rsid="0019db46" officeooo:paragraph-rsid="001b7e00" style:font-size-asian="18pt" style:font-size-complex="18pt"/>
    </style:style>
    <style:style style:name="P23" style:family="paragraph" style:parent-style-name="Text_20_body">
      <style:paragraph-properties fo:line-height="115%" fo:text-align="start" style:justify-single-word="false"/>
      <style:text-properties officeooo:paragraph-rsid="0019db46"/>
    </style:style>
    <style:style style:name="P24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T1" style:family="text">
      <style:text-properties fo:color="#808080" loext:opacity="100%"/>
    </style:style>
    <style:style style:name="T2" style:family="text">
      <style:text-properties fo:font-variant="normal" fo:text-transform="none" style:font-name="arial" fo:font-size="12pt" fo:letter-spacing="normal" fo:font-style="normal" fo:font-weight="normal" officeooo:rsid="00129696" style:font-size-asian="14pt" style:font-size-complex="14pt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12c3f5" style:font-size-asian="14pt" style:font-size-complex="14pt"/>
    </style:style>
    <style:style style:name="T4" style:family="text">
      <style:text-properties fo:font-variant="normal" fo:text-transform="none" style:font-name="arial" fo:letter-spacing="normal" fo:font-style="normal" fo:font-weight="normal"/>
    </style:style>
    <style:style style:name="T5" style:family="text">
      <style:text-properties fo:font-variant="normal" fo:text-transform="none" style:font-name="arial" fo:letter-spacing="normal" fo:font-style="normal" fo:font-weight="normal" officeooo:rsid="00129696"/>
    </style:style>
    <style:style style:name="T6" style:family="text">
      <style:text-properties fo:font-variant="normal" fo:text-transform="none" fo:color="#333333" loext:opacity="100%" style:font-name="arial" fo:font-size="12pt" fo:letter-spacing="normal" fo:font-style="normal" fo:font-weight="normal" officeooo:rsid="00129696" style:font-size-asian="14pt" style:font-size-complex="14pt"/>
    </style:style>
    <style:style style:name="T7" style:family="text">
      <style:text-properties fo:font-variant="normal" fo:text-transform="none" fo:color="#1c1c1c" loext:opacity="100%" style:font-name="Noto Sans" fo:font-size="15pt" fo:letter-spacing="normal" fo:font-style="normal" fo:font-weight="normal" officeooo:rsid="0018993f"/>
    </style:style>
    <style:style style:name="T8" style:family="text">
      <style:text-properties fo:font-variant="normal" fo:text-transform="none" fo:color="#1c1c1c" loext:opacity="100%" style:font-name="Noto Sans" fo:font-size="15pt" fo:letter-spacing="normal" fo:font-style="normal" fo:font-weight="normal" officeooo:rsid="001aaaf5"/>
    </style:style>
    <style:style style:name="T9" style:family="text">
      <style:text-properties fo:font-variant="normal" fo:text-transform="none" fo:color="#1c1c1c" loext:opacity="100%" style:font-name="Nato" fo:font-size="15pt" fo:letter-spacing="normal" fo:font-style="normal" fo:font-weight="normal" style:font-size-asian="15pt" style:font-size-complex="15pt"/>
    </style:style>
    <style:style style:name="T10" style:family="text">
      <style:text-properties fo:font-variant="normal" fo:text-transform="none" fo:color="#1c1c1c" loext:opacity="100%" style:font-name="inter-regular" fo:font-size="12pt" fo:letter-spacing="normal" fo:font-style="normal" fo:font-weight="normal" officeooo:rsid="0019db46" style:font-size-asian="15pt" style:font-size-complex="15pt"/>
    </style:style>
    <style:style style:name="T11" style:family="text">
      <style:text-properties fo:font-variant="normal" fo:text-transform="none" fo:color="#263238" loext:opacity="100%" style:font-name="Roboto" fo:font-size="9.75pt" fo:letter-spacing="normal" fo:font-style="normal" fo:font-weight="normal"/>
    </style:style>
    <style:style style:name="T12" style:family="text">
      <style:text-properties fo:font-variant="normal" fo:text-transform="none" fo:color="#263238" loext:opacity="100%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1 – Class Activity</text:p>
      <text:p text:style-name="P1"/>
      <text:p text:style-name="P1"/>
      <text:p text:style-name="P2"><text:tab/><text:tab/><text:tab/><text:tab/><text:tab/><text:tab/><text:span text:style-name="T1">Data Base</text:span></text:p>
      <text:p text:style-name="P3"/>
      <text:list xml:id="list2380384075" text:style-name="L1">
        <text:list-item>
          <text:list>
            <text:list-item>
              <text:p text:style-name="P18">INTRODUCTION</text:p>
            </text:list-item>
          </text:list>
        </text:list-item>
      </text:list>
      <text:p text:style-name="P3"/>
      <text:p text:style-name="P4"><text:span text:style-name="T2">A database </text:span><text:span text:style-name="T3">is the</text:span><text:span text:style-name="T2"> formatted </text:span><text:span text:style-name="T3">product</text:span><text:span text:style-name="T2"> of database queries and contains useful data for decision-making and analysis, </text:span><text:span text:style-name="T6">database is an electronic system that allows data to be easily accessed, manipulated and updated. </text:span></text:p>
      <text:p text:style-name="P7"/>
      <text:p text:style-name="P7">In other words, a database is used by an organization as an electronic way to store, manage and retrieve information.</text:p>
      <text:p text:style-name="P7"/>
      <text:list xml:id="list2484828944" text:style-name="L2">
        <text:list-item>
          <text:list>
            <text:list-item>
              <text:p text:style-name="P19"><text:span text:style-name="T5">T</text:span><text:span text:style-name="T4">ypes Of Data Base</text:span></text:p>
            </text:list-item>
          </text:list>
        </text:list-item>
      </text:list>
      <text:p text:style-name="P5"/>
      <text:list xml:id="list3352099349" text:style-name="L3">
        <text:list-item>
          <text:list>
            <text:list-item>
              <text:list>
                <text:list-item>
                  <text:p text:style-name="P20">Centralized database</text:p>
                </text:list-item>
                <text:list-item>
                  <text:p text:style-name="P21">Cloud database</text:p>
                </text:list-item>
                <text:list-item>
                  <text:p text:style-name="P21">Commercial database</text:p>
                </text:list-item>
                <text:list-item>
                  <text:p text:style-name="P21">Distributed database</text:p>
                </text:list-item>
                <text:list-item>
                  <text:p text:style-name="P21">End-user database</text:p>
                </text:list-item>
                <text:list-item>
                  <text:p text:style-name="P21">Graph database</text:p>
                </text:list-item>
                <text:list-item>
                  <text:p text:style-name="P21">NoSQL database</text:p>
                </text:list-item>
                <text:list-item>
                  <text:p text:style-name="P21">Object-oriented database</text:p>
                </text:list-item>
                <text:list-item>
                  <text:p text:style-name="P21">Open-source database</text:p>
                </text:list-item>
                <text:list-item>
                  <text:p text:style-name="P21">Operational database</text:p>
                </text:list-item>
                <text:list-item>
                  <text:p text:style-name="P21">Personal database</text:p>
                </text:list-item>
                <text:list-item>
                  <text:p text:style-name="P20">Relational database</text:p>
                </text:list-item>
              </text:list>
            </text:list-item>
          </text:list>
        </text:list-item>
      </text:list>
      <text:p text:style-name="P6"/>
      <text:p text:style-name="P8"/>
      <text:p text:style-name="P9"/>
      <text:p text:style-name="P9"/>
      <text:p text:style-name="P10"><text:soft-page-break/>Cloud Data Base</text:p>
      <text:p text:style-name="P12"/>
      <text:p text:style-name="P13">A cloud database is one that runs over the internet. The data is stored on a local hard drive or a server, but the information is available online. This makes easy to eccess your files from any where, for as long as you have an internet connection.</text:p>
      <text:p text:style-name="P13"/>
      <text:p text:style-name="P11">NoSQL Data Base</text:p>
      <text:p text:style-name="P17"><text:span text:style-name="T7">A </text:span><text:span text:style-name="T8">NoSQL database </text:span><text:span text:style-name="T9">store data in documents rather than relational tables. Accordingly, we classify them as "not only SQL" and subdivide them by a variety of flexible data models. Types of NoSQL databases include pure document databases, key-value stores, wide-column databases, and graph databases.</text:span></text:p>
      <text:p text:style-name="P14"/>
      <text:p text:style-name="P15"/>
      <text:list xml:id="list150432040629730" text:continue-numbering="true" text:style-name="L3">
        <text:list-item>
          <text:list>
            <text:list-item>
              <text:list>
                <text:list-header>
                  <text:p text:style-name="P22">Object-oriented database</text:p>
                </text:list-header>
              </text:list>
            </text:list-item>
          </text:list>
        </text:list-item>
      </text:list>
      <text:p text:style-name="P16"/>
      <text:p text:style-name="P23"><text:span text:style-name="T10">The type of database that uses the object-based data model approach for storing data in the database system. The data is represented and stored as objects which are similar to the objects used in the object-oriented programming language.</text:span></text:p>
      <text:p text:style-name="Text_20_body"><text:line-break/></text:p>
      <text:p text:style-name="P24"><text:span text:style-name="T11">(Jaiswal, n.d.)</text:span><text:line-break/><text:line-break/><text:span text:style-name="T11">References</text:span><text:line-break/><text:line-break/><text:line-break/><text:span text:style-name="T11">Jaiswal, S., n.d. [Online]</text:span><text:line-break/><text:line-break/><text:span text:style-name="T11">Available at: </text:span><text:a xlink:type="simple" xlink:href="https://www.google.com/url?q=https://www.javatpoint.com/&amp;sa=D&amp;source=hangouts&amp;ust=1655284743883000&amp;usg=AOvVaw2Kfaveg0GKMT9Db0TEgsw-" office:target-frame-name="_blank" xlink:show="new" text:style-name="Internet_20_link" text:visited-style-name="Visited_20_Internet_20_Link">https://www.javatpoint.com/</text:a><text:line-break/><text:line-break/><text:span text:style-name="T11">[Accessed 14 06 2022].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to" svg:font-family="Nato"/>
    <style:font-face style:name="Noto Sans" svg:font-family="'Noto Sans', 'Helvetica Neue', Helvetica, Arial, 'Liberation Sans', Roboto, Noto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3:30:31.958153335</meta:creation-date>
    <dc:date>2022-06-14T15:04:29.986428117</dc:date>
    <meta:editing-duration>PT29M39S</meta:editing-duration>
    <meta:editing-cycles>7</meta:editing-cycles>
    <meta:generator>LibreOffice/7.2.7.2$Linux_X86_64 LibreOffice_project/20$Build-2</meta:generator>
    <meta:document-statistic meta:table-count="0" meta:image-count="0" meta:object-count="0" meta:page-count="2" meta:paragraph-count="26" meta:word-count="253" meta:character-count="1591" meta:non-whitespace-character-count="1363"/>
  </office:meta>
</office:document-meta>
</file>